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office:value-type="float" office:value="0.0163149833679" calcext:value-type="float">
            <text:p>0,0163149834</text:p>
          </table:table-cell>
          <table:table-cell office:value-type="float" office:value="26.4248270988" calcext:value-type="float">
            <text:p>26,42482709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12567" calcext:value-type="float">
            <text:p>12567</text:p>
          </table:table-cell>
          <table:table-cell office:value-type="float" office:value="30" calcext:value-type="float">
            <text:p>30</text:p>
          </table:table-cell>
          <table:table-cell office:value-type="float" office:value="0.0182309150696" calcext:value-type="float">
            <text:p>0,0182309151</text:p>
          </table:table-cell>
          <table:table-cell office:value-type="float" office:value="25.0750751495" calcext:value-type="float">
            <text:p>25,07507514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office:value-type="float" office:value="35" calcext:value-type="float">
            <text:p>35</text:p>
          </table:table-cell>
          <table:table-cell office:value-type="float" office:value="0.0161938667297" calcext:value-type="float">
            <text:p>0,0161938667</text:p>
          </table:table-cell>
          <table:table-cell office:value-type="float" office:value="25.0904769897" calcext:value-type="float">
            <text:p>25,09047698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office:value-type="float" office:value="0.0168080329895" calcext:value-type="float">
            <text:p>0,016808033</text:p>
          </table:table-cell>
          <table:table-cell office:value-type="float" office:value="25.1040709019" calcext:value-type="float">
            <text:p>25,104070901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0.0161287784576" calcext:value-type="float">
            <text:p>0,0161287785</text:p>
          </table:table-cell>
          <table:table-cell office:value-type="float" office:value="25.0695149899" calcext:value-type="float">
            <text:p>25,06951498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float" office:value="12551" calcext:value-type="float">
            <text:p>12551</text:p>
          </table:table-cell>
          <table:table-cell office:value-type="float" office:value="46" calcext:value-type="float">
            <text:p>46</text:p>
          </table:table-cell>
          <table:table-cell office:value-type="float" office:value="0.016294002533" calcext:value-type="float">
            <text:p>0,0162940025</text:p>
          </table:table-cell>
          <table:table-cell office:value-type="float" office:value="25.0874950886" calcext:value-type="float">
            <text:p>25,08749508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556" calcext:value-type="float">
            <text:p>12556</text:p>
          </table:table-cell>
          <table:table-cell office:value-type="float" office:value="41" calcext:value-type="float">
            <text:p>41</text:p>
          </table:table-cell>
          <table:table-cell office:value-type="float" office:value="0.0166261196136" calcext:value-type="float">
            <text:p>0,0166261196</text:p>
          </table:table-cell>
          <table:table-cell office:value-type="float" office:value="25.1053929329" calcext:value-type="float">
            <text:p>25,105392932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9" calcext:value-type="float">
            <text:p>39</text:p>
          </table:table-cell>
          <table:table-cell office:value-type="float" office:value="0.0163011550903" calcext:value-type="float">
            <text:p>0,0163011551</text:p>
          </table:table-cell>
          <table:table-cell office:value-type="float" office:value="25.0214319229" calcext:value-type="float">
            <text:p>25,021431922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office:value-type="float" office:value="0.0163960456848" calcext:value-type="float">
            <text:p>0,0163960457</text:p>
          </table:table-cell>
          <table:table-cell office:value-type="float" office:value="25.0061709881" calcext:value-type="float">
            <text:p>25,00617098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2563" calcext:value-type="float">
            <text:p>12563</text:p>
          </table:table-cell>
          <table:table-cell office:value-type="float" office:value="35" calcext:value-type="float">
            <text:p>35</text:p>
          </table:table-cell>
          <table:table-cell office:value-type="float" office:value="0.0164358615875" calcext:value-type="float">
            <text:p>0,0164358616</text:p>
          </table:table-cell>
          <table:table-cell office:value-type="float" office:value="25.0024731159" calcext:value-type="float">
            <text:p>25,0024731159</text:p>
          </table:table-cell>
          <table:table-cell/>
        </table:table-row>
        <table:table-row table:style-name="ro1">
          <table:table-cell/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float" office:value="0.293" calcext:value-type="float">
            <text:p>0,29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657297611235" calcext:value-type="float">
            <text:p>0,0165729761</text:p>
          </table:table-cell>
          <table:table-cell table:formula="of:=SUM([.H2:.H11])/10" office:value-type="float" office:value="25.19869291782" calcext:value-type="float">
            <text:p>25,1986929178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4" calcext:value-type="float">
            <text:p>5844,4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844" calcext:value-type="float">
            <text:p>5844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5" calcext:value-type="float">
            <text:p>6715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52" calcext:value-type="float">
            <text:p>6752</text:p>
          </table:table-cell>
          <table:table-cell table:formula="of:=SUM([.E25:.H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  <table:table-cell table:formula="of:=SUM([.E26:.H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755" calcext:value-type="float">
            <text:p>6755</text:p>
          </table:table-cell>
          <table:table-cell table:formula="of:=SUM([.E27:.H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4" calcext:value-type="float">
            <text:p>5844,4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59338222753" calcext:value-type="float">
            <text:p>0,9967593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78497178497" calcext:value-type="float">
            <text:p>0,99717849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5:25:42.3452156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5:05:14.030670488</meta:creation-date>
    <dc:date>2018-01-07T15:26:44.567462277</dc:date>
    <meta:editing-duration>PT16M10S</meta:editing-duration>
    <meta:editing-cycles>4</meta:editing-cycles>
    <meta:generator>LibreOffice/5.1.6.2$Linux_X86_64 LibreOffice_project/10m0$Build-2</meta:generator>
    <meta:document-statistic meta:table-count="1" meta:cell-count="165" meta:object-count="0"/>
  </office:meta>
</office:document-meta>
</file>